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serif"/>
    <style:font-face style:name="Arial2" svg:font-family="Arial, 'Liberation Sans', 'DejaVu Sans', sans-serif"/>
    <style:font-face style:name="Georgie" svg:font-family="Georgie"/>
    <style:font-face style:name="Helvetica Neue" svg:font-family="'Helvetica Neue', Arial, sans-serif"/>
    <style:font-face style:name="Helvetica Neue1" svg:font-family="'Helvetica Neue', Helvetica, Arial, Verdana, sans-serif"/>
    <style:font-face style:name="Helvetica" svg:font-family="Helvetica, Arial, sans-serif"/>
    <style:font-face style:name="Lucida Sans Unicode" svg:font-family="'Lucida Sans Unicode', 'Lucida Grande', 'Trebuchet MS', Verdana, sans-serif"/>
    <style:font-face style:name="Mangal1" svg:font-family="Mangal"/>
    <style:font-face style:name="NovecentowideNormal" svg:font-family="NovecentowideNormal"/>
    <style:font-face style:name="Open Sans" svg:font-family="'Open Sans', 'Helvetica Neue', Helvetica, Arial, Verdana, sans-serif"/>
    <style:font-face style:name="OpenSymbol" svg:font-family="OpenSymbol"/>
    <style:font-face style:name="arial" svg:font-family="arial, sans-serif"/>
    <style:font-face style:name="inherit" svg:font-family="inherit"/>
    <style:font-face style:name="sans-serif" svg:font-family="sans-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paragraph-properties>
        <style:tab-stops>
          <style:tab-stop style:position="5.874cm"/>
        </style:tab-stops>
      </style:paragraph-properties>
      <style:text-properties style:font-name="Georgia" fo:font-size="14pt" fo:font-style="italic" fo:font-weight="bold" style:font-size-asian="14pt" style:font-style-asian="italic" style:font-weight-asian="bold" style:font-size-complex="14pt" style:font-style-complex="italic" style:font-weight-complex="bold"/>
    </style:style>
    <style:style style:name="P3" style:family="paragraph" style:parent-style-name="Standard">
      <style:text-properties style:font-name="Georgia"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style:tab-stops>
          <style:tab-stop style:position="5.874cm"/>
        </style:tab-stops>
      </style:paragraph-properties>
      <style:text-properties style:font-name="Georgia" fo:font-size="14pt" fo:font-weight="bold" style:font-size-asian="14pt" style:font-weight-asian="bold" style:font-size-complex="14pt" style:font-weight-complex="bold"/>
    </style:style>
    <style:style style:name="P5" style:family="paragraph" style:parent-style-name="Standard">
      <style:text-properties style:font-name="Georgia"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style:tab-stops>
          <style:tab-stop style:position="5.874cm"/>
        </style:tab-stops>
      </style:paragraph-properties>
      <style:text-properties style:font-name="Georgi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style:tab-stops>
          <style:tab-stop style:position="5.874cm"/>
        </style:tab-stops>
      </style:paragraph-properties>
      <style:text-properties style:font-name="Georgi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font-name="Georgia"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Georgia"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style:tab-stops>
          <style:tab-stop style:position="5.874cm"/>
        </style:tab-stops>
      </style:paragraph-properties>
      <style:text-properties style:font-name="Georgia"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style:tab-stops>
          <style:tab-stop style:position="5.874cm"/>
        </style:tab-stops>
      </style:paragraph-properties>
      <style:text-properties style:font-name="Georgia" fo:font-size="12pt" style:font-size-asian="12pt" style:font-size-complex="12pt"/>
    </style:style>
    <style:style style:name="P12" style:family="paragraph" style:parent-style-name="Standard">
      <style:paragraph-properties>
        <style:tab-stops>
          <style:tab-stop style:position="5.874cm"/>
        </style:tab-stops>
      </style:paragraph-properties>
      <style:text-properties style:font-name="Georgia" fo:font-size="12pt" fo:font-weight="bold" style:font-size-asian="12pt" style:font-weight-asian="bold" style:font-size-complex="12pt" style:font-weight-complex="bold"/>
    </style:style>
    <style:style style:name="P13" style:family="paragraph" style:parent-style-name="Standard">
      <style:paragraph-properties>
        <style:tab-stops>
          <style:tab-stop style:position="5.874cm"/>
        </style:tab-stops>
      </style:paragraph-properties>
      <style:text-properties style:font-name="Georgia" fo:font-size="18pt" fo:font-style="italic" fo:font-weight="bold" style:font-size-asian="18pt" style:font-style-asian="italic" style:font-weight-asian="bold" style:font-size-complex="18pt" style:font-style-complex="italic" style:font-weight-complex="bold"/>
    </style:style>
    <style:style style:name="P14" style:family="paragraph" style:parent-style-name="Standard">
      <style:paragraph-properties>
        <style:tab-stops>
          <style:tab-stop style:position="5.874cm"/>
        </style:tab-stops>
      </style:paragraph-properties>
      <style:text-properties style:font-name="Georgia" fo:font-size="18pt" fo:font-style="normal" fo:font-weight="normal" style:font-size-asian="18pt" style:font-style-asian="normal" style:font-weight-asian="normal" style:font-size-complex="18pt" style:font-style-complex="normal" style:font-weight-complex="normal"/>
    </style:style>
    <style:style style:name="P15" style:family="paragraph" style:parent-style-name="Standard">
      <style:text-properties fo:color="#800000" style:font-name="Georgia"/>
    </style:style>
    <style:style style:name="P16" style:family="paragraph" style:parent-style-name="Standard">
      <style:paragraph-properties>
        <style:tab-stops>
          <style:tab-stop style:position="5.874cm"/>
        </style:tab-stops>
      </style:paragraph-properties>
    </style:style>
    <style:style style:name="P17" style:family="paragraph" style:parent-style-name="Standard">
      <style:paragraph-properties>
        <style:tab-stops>
          <style:tab-stop style:position="5.874cm"/>
        </style:tab-stops>
      </style:paragraph-properties>
      <style:text-properties fo:color="#9966cc"/>
    </style:style>
    <style:style style:name="P18" style:family="paragraph" style:parent-style-name="Standard">
      <style:paragraph-properties fo:margin-left="0.873cm" fo:margin-right="0cm" fo:text-indent="0cm" style:auto-text-indent="false">
        <style:tab-stops>
          <style:tab-stop style:position="5.874cm"/>
        </style:tab-stops>
      </style:paragraph-properties>
      <style:text-properties style:font-name="Georgia"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Heading_20_3">
      <style:paragraph-properties>
        <style:tab-stops>
          <style:tab-stop style:position="5.874cm"/>
        </style:tab-stops>
      </style:paragraph-properties>
      <style:text-properties style:font-name="Georgia"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Heading_20_3">
      <style:paragraph-properties fo:margin-left="0cm" fo:margin-right="0cm" fo:margin-top="0cm" fo:margin-bottom="0cm" style:line-height-at-least="0.503cm" fo:text-indent="0cm" style:auto-text-indent="false" fo:background-color="#ffffff">
        <style:background-image/>
      </style:paragraph-properties>
    </style:style>
    <style:style style:name="P21" style:family="paragraph" style:parent-style-name="Text_20_body">
      <style:text-properties fo:font-variant="normal" fo:text-transform="none" fo:color="#111111" style:font-name="Helvetica Neue" fo:font-size="10.5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Text_20_body" style:list-style-name="L4">
      <style:paragraph-properties>
        <style:tab-stops>
          <style:tab-stop style:position="5.874cm"/>
        </style:tab-stops>
      </style:paragraph-properties>
      <style:text-properties fo:font-variant="normal" fo:text-transform="none" fo:color="#000000" style:font-name="Arial2" fo:font-size="10.5pt" fo:letter-spacing="normal"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style:tab-stops>
          <style:tab-stop style:position="5.874cm"/>
        </style:tab-stops>
      </style:paragraph-properties>
      <style:text-properties style:font-name="Georgia"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cm" fo:margin-right="0cm" style:line-height-at-least="0.503cm"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25" style:family="paragraph" style:parent-style-name="Text_20_body">
      <style:paragraph-properties fo:margin-left="0cm" fo:margin-right="0cm" style:line-height-at-least="0.503cm" fo:text-indent="0cm" style:auto-text-indent="false"/>
    </style:style>
    <style:style style:name="P26" style:family="paragraph" style:parent-style-name="Text_20_body">
      <style:paragraph-properties fo:margin-left="0cm" fo:margin-right="0cm" style:line-height-at-least="0.503cm" fo:text-indent="0cm" style:auto-text-indent="false"/>
      <style:text-properties fo:font-weight="bold" style:font-weight-asian="bold" style:font-weight-complex="bold"/>
    </style:style>
    <style:style style:name="P27"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111111" style:font-name="Helvetica Neue" fo:font-size="10.5pt" fo:letter-spacing="normal" fo:font-style="normal" fo:font-weight="normal"/>
    </style:style>
    <style:style style:name="P28" style:family="paragraph" style:parent-style-name="Text_20_body" style:list-style-name="L1">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111111" style:font-name="Helvetica Neue" fo:font-size="10.5pt" fo:letter-spacing="normal" fo:font-style="normal" fo:font-weight="normal"/>
    </style:style>
    <style:style style:name="P29" style:family="paragraph" style:parent-style-name="Text_20_body" style:list-style-name="L2">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111111" style:font-name="Helvetica Neue" fo:font-size="10.5pt" fo:letter-spacing="normal" fo:font-style="normal" fo:font-weight="normal"/>
    </style:style>
    <style:style style:name="P30" style:family="paragraph" style:parent-style-name="Text_20_body" style:list-style-name="L9">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000000" style:font-name="Georgia" fo:font-size="12pt" fo:letter-spacing="normal" fo:font-style="normal" fo:font-weight="normal" style:font-size-asian="12pt" style:font-size-complex="12pt"/>
    </style:style>
    <style:style style:name="P31" style:family="paragraph" style:parent-style-name="Text_20_body" style:list-style-name="L6">
      <style:paragraph-properties fo:margin-left="0cm" fo:margin-right="0cm" fo:margin-top="0cm" fo:margin-bottom="0cm" style:line-height-at-least="0.503cm" fo:text-align="start" style:justify-single-word="false" fo:text-indent="0cm" style:auto-text-indent="false" fo:padding="0cm" fo:border="none"/>
    </style:style>
    <style:style style:name="P32" style:family="paragraph" style:parent-style-name="Text_20_body" style:list-style-name="L10">
      <style:paragraph-properties fo:margin-left="0cm" fo:margin-right="0cm" fo:margin-top="0cm" fo:margin-bottom="0cm" style:line-height-at-least="0.503cm" fo:text-align="start" style:justify-single-word="false" fo:text-indent="0cm" style:auto-text-indent="false" fo:padding="0cm" fo:border="none"/>
    </style:style>
    <style:style style:name="P33" style:family="paragraph" style:parent-style-name="Text_20_body" style:list-style-name="L3">
      <style:paragraph-properties fo:margin-left="0cm" fo:margin-right="0cm" fo:margin-top="0cm" fo:margin-bottom="0cm" style:line-height-at-least="0.476cm" fo:text-align="start" style:justify-single-word="false" fo:text-indent="0cm" style:auto-text-indent="false" fo:background-color="transparent" fo:padding="0cm" fo:border="none">
        <style:background-image/>
      </style:paragraph-properties>
      <style:text-properties fo:font-variant="normal" fo:text-transform="none" fo:color="#000000" style:font-name="Arial2" fo:font-size="10.5pt" fo:letter-spacing="normal" fo:font-style="normal" fo:font-weight="normal"/>
    </style:style>
    <style:style style:name="P34" style:family="paragraph" style:parent-style-name="Text_20_body" style:list-style-name="L9">
      <style:paragraph-properties fo:margin-top="0cm" fo:margin-bottom="0cm" style:line-height-at-least="0.503cm" fo:text-align="start" style:justify-single-word="false" fo:padding="0cm" fo:border="none"/>
      <style:text-properties fo:font-variant="normal" fo:text-transform="none" fo:color="#000000" style:font-name="Georgia" fo:font-size="12pt" fo:letter-spacing="normal" fo:font-style="normal" fo:font-weight="normal" style:font-size-asian="12pt" style:font-size-complex="12pt"/>
    </style:style>
    <style:style style:name="P35" style:family="paragraph" style:parent-style-name="Text_20_body" style:list-style-name="L10">
      <style:paragraph-properties fo:margin-top="0cm" fo:margin-bottom="0cm" style:line-height-at-least="0.503cm" fo:text-align="start" style:justify-single-word="false" fo:padding="0cm" fo:border="none"/>
      <style:text-properties fo:font-variant="normal" fo:text-transform="none" fo:color="#000000" style:font-name="Georgia" fo:font-size="12pt" fo:letter-spacing="normal" fo:font-style="normal" fo:font-weight="normal" style:font-size-asian="12pt" style:font-size-complex="12pt"/>
    </style:style>
    <style:style style:name="P36" style:family="paragraph" style:parent-style-name="Text_20_body" style:list-style-name="L9">
      <style:paragraph-properties fo:margin-top="0cm" fo:margin-bottom="0cm" style:line-height-at-least="0.503cm" fo:text-align="start" style:justify-single-word="false" fo:padding="0cm" fo:border="none"/>
    </style:style>
    <style:style style:name="P37" style:family="paragraph" style:parent-style-name="Text_20_body" style:list-style-name="L9">
      <style:paragraph-properties style:line-height-at-least="0.503cm" fo:text-align="start" style:justify-single-word="false" fo:padding="0cm" fo:border="none"/>
      <style:text-properties fo:font-variant="normal" fo:text-transform="none" fo:color="#000000" style:font-name="Georgia" fo:font-size="12pt" fo:letter-spacing="normal" fo:font-style="normal" fo:font-weight="normal" style:font-size-asian="12pt" style:font-size-complex="12pt"/>
    </style:style>
    <style:style style:name="P38" style:family="paragraph" style:parent-style-name="Text_20_body" style:list-style-name="L10">
      <style:paragraph-properties style:line-height-at-least="0.503cm" fo:text-align="start" style:justify-single-word="false" fo:padding="0cm" fo:border="none"/>
      <style:text-properties fo:font-variant="normal" fo:text-transform="none" fo:color="#000000" style:font-name="Georgia" fo:font-size="12pt" fo:letter-spacing="normal" fo:font-style="normal" fo:font-weight="normal"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variant="normal" fo:text-transform="none" fo:color="#111111" style:font-name="Helvetica Neue" fo:font-size="10.5pt" fo:letter-spacing="normal"/>
    </style:style>
    <style:style style:name="T4" style:family="text">
      <style:text-properties fo:font-variant="normal" fo:text-transform="none" fo:color="#111111" style:font-name="Helvetica Neue" fo:font-size="10.5pt" fo:letter-spacing="normal" fo:font-style="normal" fo:font-weight="bold"/>
    </style:style>
    <style:style style:name="T5" style:family="text">
      <style:text-properties fo:font-variant="normal" fo:text-transform="none" fo:color="#111111" style:font-name="Helvetica Neue" fo:font-size="10.5pt" fo:letter-spacing="normal" fo:font-style="normal" fo:font-weight="normal"/>
    </style:style>
    <style:style style:name="T6" style:family="text">
      <style:text-properties fo:font-variant="normal" fo:text-transform="none" fo:color="#111111" style:font-name="Helvetica Neue" fo:font-size="10.5pt" fo:letter-spacing="normal" fo:font-weight="bold"/>
    </style:style>
    <style:style style:name="T7" style:family="text">
      <style:text-properties fo:font-variant="normal" fo:text-transform="none" fo:color="#000000" style:font-name="Lucida Sans Unicode" fo:font-size="8.25pt" fo:letter-spacing="normal"/>
    </style:style>
    <style:style style:name="T8" style:family="text">
      <style:text-properties fo:font-variant="normal" fo:text-transform="none" fo:color="#000000" style:font-name="Lucida Sans Unicode" fo:font-size="8.25pt" fo:letter-spacing="normal" fo:font-style="normal" fo:font-weight="normal"/>
    </style:style>
    <style:style style:name="T9" style:family="text">
      <style:text-properties fo:font-variant="normal" fo:text-transform="none" fo:color="#000000" style:font-name="Lucida Sans Unicode" fo:font-size="8.25pt" fo:letter-spacing="normal" fo:font-style="normal" fo:font-weight="normal" style:font-size-asian="14pt" style:font-style-asian="italic" style:font-weight-asian="bold" style:font-size-complex="14pt" style:font-style-complex="italic" style:font-weight-complex="bold"/>
    </style:style>
    <style:style style:name="T10" style:family="text">
      <style:text-properties fo:font-variant="normal" fo:text-transform="none" fo:color="#000000" style:font-name="Lucida Sans Unicode" fo:font-size="8.25pt" fo:letter-spacing="normal"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Lucida Sans Unicode" fo:font-size="8.25pt" fo:letter-spacing="normal" fo:font-style="normal" fo:font-weight="bold"/>
    </style:style>
    <style:style style:name="T12" style:family="text">
      <style:text-properties fo:font-variant="normal" fo:text-transform="none" fo:color="#000000" fo:font-size="8.25pt" fo:letter-spacing="normal" fo:font-style="normal"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5" style:family="text">
      <style:text-properties fo:font-variant="normal" fo:text-transform="none" fo:color="#000000" fo:letter-spacing="normal" fo:font-style="normal" style:font-style-asian="normal" style:font-style-complex="normal"/>
    </style:style>
    <style:style style:name="T16" style:family="text">
      <style:text-properties fo:font-variant="normal" fo:text-transform="none" fo:color="#000000" fo:letter-spacing="normal" fo:font-weight="bold"/>
    </style:style>
    <style:style style:name="T17" style:family="text">
      <style:text-properties fo:font-variant="normal" fo:text-transform="none" fo:color="#000000" style:font-name="sans-serif" fo:font-size="9.75pt" fo:letter-spacing="normal"/>
    </style:style>
    <style:style style:name="T18" style:family="text">
      <style:text-properties fo:font-variant="normal" fo:text-transform="none" fo:color="#000000" style:font-name="sans-serif" fo:font-size="9.75pt" fo:letter-spacing="normal" fo:font-style="normal" fo:font-weight="normal"/>
    </style:style>
    <style:style style:name="T19" style:family="text">
      <style:text-properties fo:font-variant="normal" fo:text-transform="none" fo:color="#000000" style:font-name="sans-serif" fo:font-size="9.75pt" fo:letter-spacing="normal" fo:font-style="normal" fo:font-weight="normal" style:font-size-asian="12pt" style:font-size-complex="12pt"/>
    </style:style>
    <style:style style:name="T20" style:family="text">
      <style:text-properties fo:font-variant="normal" fo:text-transform="none" fo:color="#000000" style:font-name="sans-serif" fo:font-size="9.75pt" fo:letter-spacing="normal" fo:font-style="normal"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sans-serif" fo:font-size="9.75pt" fo:letter-spacing="normal" fo:font-weight="bold"/>
    </style:style>
    <style:style style:name="T22" style:family="text">
      <style:text-properties fo:font-variant="normal" fo:text-transform="none" fo:color="#000000" style:font-name="sans-serif" fo:font-size="9.75pt" fo:letter-spacing="normal" fo:font-style="italic" fo:font-weight="normal"/>
    </style:style>
    <style:style style:name="T23" style:family="text">
      <style:text-properties fo:font-variant="normal" fo:text-transform="none" fo:color="#000000" style:font-name="sans-serif" fo:font-size="12.75pt" fo:letter-spacing="normal" fo:font-style="normal" fo:font-weight="bold"/>
    </style:style>
    <style:style style:name="T24" style:family="text">
      <style:text-properties fo:font-variant="normal" fo:text-transform="none" fo:color="#000000" style:font-name="sans-serif" fo:font-size="12.75pt" fo:letter-spacing="normal" fo:font-weight="bold"/>
    </style:style>
    <style:style style:name="T25" style:family="text">
      <style:text-properties fo:font-variant="normal" fo:text-transform="none" fo:color="#000000" fo:font-size="12.75pt" fo:letter-spacing="normal" fo:font-weight="bold"/>
    </style:style>
    <style:style style:name="T26" style:family="text">
      <style:text-properties fo:font-variant="normal" fo:text-transform="none" fo:color="#000000" fo:font-size="12.75pt" fo:letter-spacing="normal" fo:font-style="normal" fo:font-weight="bold"/>
    </style:style>
    <style:style style:name="T27" style:family="text">
      <style:text-properties fo:font-variant="normal" fo:text-transform="none" fo:color="#000000" fo:font-size="9.75pt" fo:letter-spacing="normal" fo:font-style="normal" fo:font-weight="normal"/>
    </style:style>
    <style:style style:name="T28" style:family="text">
      <style:text-properties fo:font-variant="normal" fo:text-transform="none" fo:color="#000000" style:font-name="Georgia" fo:font-size="9.75pt" fo:letter-spacing="normal" fo:font-style="normal" fo:font-weight="normal"/>
    </style:style>
    <style:style style:name="T29" style:family="text">
      <style:text-properties fo:font-variant="normal" fo:text-transform="none" fo:color="#000000" style:font-name="Georgia" fo:font-size="12.75pt" fo:letter-spacing="normal" fo:font-style="normal" fo:font-weight="bold"/>
    </style:style>
    <style:style style:name="T30" style:family="text">
      <style:text-properties fo:font-variant="normal" fo:text-transform="none" fo:color="#000000" style:font-name="Georgia" fo:letter-spacing="normal" fo:font-style="normal" fo:font-weight="normal"/>
    </style:style>
    <style:style style:name="T31" style:family="text">
      <style:text-properties fo:font-variant="normal" fo:text-transform="none" fo:color="#000000" style:font-name="Georgia" fo:letter-spacing="normal" fo:font-style="normal" fo:font-weight="bold"/>
    </style:style>
    <style:style style:name="T32" style:family="text">
      <style:text-properties fo:font-variant="normal" fo:text-transform="none" fo:color="#000000" style:font-name="Georgia" fo:font-size="12pt" fo:letter-spacing="normal" fo:font-style="normal" fo:font-weight="normal" style:font-size-asian="12pt" style:font-size-complex="12pt"/>
    </style:style>
    <style:style style:name="T33" style:family="text">
      <style:text-properties fo:font-variant="normal" fo:text-transform="none" fo:color="#000000" style:font-name="Georgia" fo:font-size="12pt" fo:letter-spacing="normal" fo:font-style="normal" fo:font-weight="bold" style:font-size-asian="12pt" style:font-size-complex="12pt"/>
    </style:style>
    <style:style style:name="T34" style:family="text">
      <style:text-properties fo:font-variant="normal" fo:text-transform="none" fo:color="#000000" style:font-name="Georgia" fo:font-size="12pt" fo:letter-spacing="normal" fo:font-style="normal" style:font-size-asian="12pt" style:font-size-complex="12pt"/>
    </style:style>
    <style:style style:name="T35" style:family="text">
      <style:text-properties fo:font-variant="normal" fo:text-transform="none" fo:color="#444444" style:font-name="arial" fo:font-size="12pt" fo:letter-spacing="normal" fo:font-style="normal"/>
    </style:style>
    <style:style style:name="T36" style:family="text">
      <style:text-properties fo:font-variant="normal" fo:text-transform="none" fo:color="#444444" style:font-name="arial" fo:font-size="12pt" fo:letter-spacing="normal" fo:font-style="normal" fo:font-weight="normal"/>
    </style:style>
    <style:style style:name="T37" style:family="text">
      <style:text-properties fo:font-variant="normal" fo:text-transform="none" fo:color="#0b0080" style:text-line-through-style="none" fo:letter-spacing="normal" style:text-underline-style="none" fo:font-weight="bold" style:text-blinking="false"/>
    </style:style>
    <style:style style:name="T38"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39" style:family="text">
      <style:text-properties fo:font-variant="normal" fo:text-transform="none" fo:color="#0b0080" style:text-line-through-style="none" style:font-name="sans-serif" fo:font-size="9.75pt" fo:letter-spacing="normal" style:text-underline-style="none" style:text-blinking="false" fo:background-color="#ffffff"/>
    </style:style>
    <style:style style:name="T40" style:family="text">
      <style:text-properties fo:font-variant="normal" fo:text-transform="none" fo:color="#0b0080" style:text-line-through-style="none" style:font-name="sans-serif" fo:font-size="12.75pt" fo:letter-spacing="normal" fo:font-style="normal" style:text-underline-style="none" fo:font-weight="bold" style:text-blinking="false"/>
    </style:style>
    <style:style style:name="T41" style:family="text">
      <style:text-properties fo:font-variant="normal" fo:text-transform="none" fo:color="#0b0080" style:text-line-through-style="none" style:font-name="sans-serif" fo:font-size="12.75pt" fo:letter-spacing="normal" style:text-underline-style="none" fo:font-weight="bold" style:text-blinking="false"/>
    </style:style>
    <style:style style:name="T42" style:family="text">
      <style:text-properties fo:font-variant="normal" fo:text-transform="none" fo:color="#0b0080" style:text-line-through-style="none" fo:font-size="12.75pt" fo:letter-spacing="normal" style:text-underline-style="none" fo:font-weight="bold" style:text-blinking="false"/>
    </style:style>
    <style:style style:name="T43" style:family="text">
      <style:text-properties fo:font-variant="normal" fo:text-transform="none" fo:color="#0b0080" style:text-line-through-style="none" fo:font-size="12.75pt" fo:letter-spacing="normal" fo:font-style="normal" style:text-underline-style="none" fo:font-weight="bold" style:text-blinking="false"/>
    </style:style>
    <style:style style:name="T44" style:family="text">
      <style:text-properties fo:font-variant="normal" fo:text-transform="none" fo:color="#0b0080" style:text-line-through-style="none" fo:font-size="9.75pt" fo:letter-spacing="normal" fo:font-style="normal" style:text-underline-style="none" fo:font-weight="normal" style:text-blinking="false"/>
    </style:style>
    <style:style style:name="T45" style:family="text">
      <style:text-properties fo:font-variant="normal" fo:text-transform="none" fo:color="#0b0080" style:text-line-through-style="none" style:font-name="Georgia" fo:font-size="9.75pt" fo:letter-spacing="normal" fo:font-style="normal" style:text-underline-style="none" fo:font-weight="normal" style:text-blinking="false"/>
    </style:style>
    <style:style style:name="T46" style:family="text">
      <style:text-properties fo:font-variant="normal" fo:text-transform="none" fo:color="#0b0080" style:text-line-through-style="none" style:font-name="Georgia" fo:font-size="12.75pt" fo:letter-spacing="normal" fo:font-style="normal" style:text-underline-style="none" fo:font-weight="bold" style:text-blinking="false"/>
    </style:style>
    <style:style style:name="T47" style:family="text">
      <style:text-properties fo:font-variant="normal" fo:text-transform="none" fo:color="#0b0080" style:text-line-through-style="none" style:font-name="Georgia" fo:letter-spacing="normal" fo:font-style="normal" style:text-underline-style="none" fo:font-weight="normal" style:text-blinking="false"/>
    </style:style>
    <style:style style:name="T48" style:family="text">
      <style:text-properties fo:font-variant="normal" fo:text-transform="none" fo:color="#0b0080" style:text-line-through-style="none" style:font-name="Georgia" fo:letter-spacing="normal" fo:font-style="normal" style:text-underline-style="none" fo:font-weight="bold" style:text-blinking="false"/>
    </style:style>
    <style:style style:name="T49" style:family="text">
      <style:text-properties fo:font-variant="normal" fo:text-transform="none" fo:color="#0b0080" style:text-line-through-style="none" style:font-name="Georgia" fo:font-size="12pt" fo:letter-spacing="normal" fo:font-style="normal" style:text-underline-style="none" fo:font-weight="normal" style:text-blinking="false" style:font-size-asian="12pt" style:font-size-complex="12pt"/>
    </style:style>
    <style:style style:name="T50" style:family="text">
      <style:text-properties fo:font-variant="normal" fo:text-transform="none" fo:color="#0b0080" style:text-line-through-style="none" style:font-name="Georgia" fo:font-size="12pt" fo:letter-spacing="normal" fo:font-style="normal" style:text-underline-style="none" fo:font-weight="bold" style:text-blinking="false" style:font-size-asian="12pt" style:font-size-complex="12pt"/>
    </style:style>
    <style:style style:name="T51" style:family="text">
      <style:text-properties fo:font-variant="normal" fo:text-transform="none" fo:color="#555555" style:font-name="sans-serif" fo:font-size="12.75pt" fo:letter-spacing="normal" fo:font-style="normal" fo:font-weight="bold"/>
    </style:style>
    <style:style style:name="T52" style:family="text">
      <style:text-properties fo:font-variant="normal" fo:text-transform="none" fo:color="#555555" style:font-name="sans-serif" fo:font-size="12.75pt" fo:letter-spacing="normal" fo:font-weight="bold"/>
    </style:style>
    <style:style style:name="T53" style:family="text">
      <style:text-properties fo:font-variant="normal" fo:text-transform="none" fo:color="#555555" fo:font-size="12.75pt" fo:letter-spacing="normal" fo:font-weight="bold"/>
    </style:style>
    <style:style style:name="T54" style:family="text">
      <style:text-properties fo:font-variant="normal" fo:text-transform="none" fo:color="#555555" fo:font-size="12.75pt" fo:letter-spacing="normal" fo:font-style="normal" fo:font-weight="bold"/>
    </style:style>
    <style:style style:name="T55" style:family="text">
      <style:text-properties fo:font-variant="normal" fo:text-transform="none" fo:color="#555555" style:font-name="Georgia" fo:font-size="12.75pt" fo:letter-spacing="normal" fo:font-style="normal" fo:font-weight="bold"/>
    </style:style>
    <style:style style:name="T56" style:family="text">
      <style:text-properties fo:font-variant="normal" fo:text-transform="none" fo:color="#555555" style:font-name="Georgia" fo:letter-spacing="normal" fo:font-style="normal" fo:font-weight="bold"/>
    </style:style>
    <style:style style:name="T57" style:family="text">
      <style:text-properties fo:font-variant="normal" fo:text-transform="none" fo:color="#555555" style:font-name="Georgia" fo:font-size="12pt" fo:letter-spacing="normal" fo:font-style="normal" fo:font-weight="bold" style:font-size-asian="12pt" style:font-size-complex="12pt"/>
    </style:style>
    <style:style style:name="T58" style:family="text">
      <style:text-properties fo:font-variant="normal" fo:text-transform="none" fo:color="#555555" fo:letter-spacing="normal" fo:font-weight="bold"/>
    </style:style>
    <style:style style:name="T59" style:family="text">
      <style:text-properties style:font-name="Georgia" fo:font-size="14pt" fo:font-style="italic" fo:font-weight="bold" style:font-size-asian="14pt" style:font-style-asian="italic" style:font-weight-asian="bold" style:font-size-complex="14pt" style:font-style-complex="italic" style:font-weight-complex="bold"/>
    </style:style>
    <style:style style:name="T60" style:family="text">
      <style:text-properties style:font-name="Georgia"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font-size="12pt" style:font-size-asian="12pt" style:font-size-complex="12pt"/>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leadinganswers.typepad.com/leading_answers/2012/05/risk-driven-development.html">http://leadinganswers.typepad.com/leading_answers/2012/05/risk-driven-development.html</text:a> </text:p>
      <text:p text:style-name="P1"/>
      <text:p text:style-name="P1"><text:a xlink:type="simple" xlink:href="http://www.termwiki.com/EN:risk-driven_scheduling_₁">http://www.termwiki.com/EN:risk-driven_scheduling_%E2%82%81</text:a> </text:p>
      <text:p text:style-name="P1"/>
      <text:p text:style-name="P1">Waterfall method</text:p>
      <text:p text:style-name="P1"/>
      <text:p text:style-name="Standard"><text:span text:style-name="T9">Problemet med metoden är att alla viktiga beslut tas på förstudiestadiet. Förstudien definierar helt hur slutresultatet kommer att bli.</text:span><text:span text:style-name="T59"> <text:s/>(</text:span><text:a xlink:type="simple" xlink:href="http://www.imcms.net/1126">http://www.imcms.net/1126</text:a> )</text:p>
      <text:p text:style-name="Standard"/>
      <text:p text:style-name="Standard"><text:span text:style-name="T11">Vad innebär vattenfallsmetoden?<text:line-break/></text:span><text:span text:style-name="T8">Vattenfallsmetoden har fått sitt namn utifrån liknelsen med ett vattenfall. Om man använder vattenfallsmetoden har processen en enda riktining, det finns en given ordning i vilket saker och ting måste genomföras.Slutresultatet blir en produkt av en kedja händelser i en väl definierad ordning.</text:span></text:p>
      <text:p text:style-name="Standard">_____________</text:p>
      <text:p text:style-name="P1"/>
      <text:p text:style-name="P5">Will the software ever change after its first release?</text:p>
      <text:p text:style-name="P5"/>
      <text:p text:style-name="P8">Waterfall is for building bridges and houses -- physical, rigid things that you don't expect to change much over time.</text:p>
      <text:p text:style-name="P5"/>
      <text:p text:style-name="P8">Agile and Iterative approaches fit naturally with software development and its fluidity.</text:p>
      <text:p text:style-name="P5"/>
      <text:p text:style-name="P5">You should expect and embrace change.</text:p>
      <text:p text:style-name="P5"/>
      <text:p text:style-name="P5">I understand not everyone agrees with this, but using a Waterfall process is #1 on my post about the top 5 software project management mistakes.</text:p>
      <text:p text:style-name="Standard"><text:span text:style-name="T59">(</text:span><text:a xlink:type="simple" xlink:href="http://blog.pmrobot.com/2012/04/top-5-software-project-management.html">http://blog.pmrobot.com/2012/04/top-5-software-project-management.html</text:a> )<text:line-break/><text:line-break/>_____________</text:p>
      <text:p text:style-name="Standard"/>
      <text:p text:style-name="P15">Using the Waterfall model assumes that you know absolutely everything about the final system, before you even start.</text:p>
      <text:p text:style-name="P15"/>
      <text:p text:style-name="P15">Software is a living, ever-changing organism that grows and responds to changing needs and specifications.</text:p>
      <text:p text:style-name="P15"/>
      <text:p text:style-name="P15">A much better model is iterative development. This breaks the lifecycle of software down into many "mini-waterfall" phases that help you respond effectively to ongoing changes.</text:p>
      <text:p text:style-name="Standard"/>
      <text:p text:style-name="P1"/>
      <text:p text:style-name="P3"><text:a xlink:type="simple" xlink:href="http://istqbexamcertification.com/what-is-waterfall-model-advantages-disadvantages-and-when-to-use-it/">http://istqbexamcertification.com/what-is-waterfall-model-advantages-disadvantages-and-when-to-use-it/</text:a> </text:p>
      <text:p text:style-name="P3"/>
      <text:p text:style-name="P21">Use Agile (Scrum, XP, Kanban) when:</text:p>
      <text:list xml:id="list43429017" text:style-name="L1">
        <text:list-item>
          <text:p text:style-name="P28">you want to benefit from fast feedback and burning visibility of objective data</text:p>
        </text:list-item>
        <text:list-item>
          <text:p text:style-name="P28">you don't completely understand the value and definition of what you are building</text:p>
        </text:list-item>
        <text:list-item>
          <text:p text:style-name="P28">your payoff/downside curves could vary widely</text:p>
        </text:list-item>
        <text:list-item>
          <text:p text:style-name="P28"><text:soft-page-break/>have a team passionate about it or a coach who will help them</text:p>
        </text:list-item>
        <text:list-item>
          <text:p text:style-name="P28">have complicated project without all the experts you need or a complex project</text:p>
        </text:list-item>
      </text:list>
      <text:p text:style-name="P27">Use Waterfall when:</text:p>
      <text:list xml:id="list43445438" text:style-name="L2">
        <text:list-item>
          <text:p text:style-name="P29">the project is simple</text:p>
        </text:list-item>
        <text:list-item>
          <text:p text:style-name="P29">the project is complicated, but you have the expertise to deliver it</text:p>
        </text:list-item>
        <text:list-item>
          <text:p text:style-name="P29">it is all you know and you have no support for change</text:p>
        </text:list-item>
        <text:list-item>
          <text:p text:style-name="P29">the upfront investment is not risky to make</text:p>
        </text:list-item>
        <text:list-item>
          <text:p text:style-name="P29">you focus your performance measures on delivery date and budget</text:p>
        </text:list-item>
      </text:list>
      <text:p text:style-name="P3"/>
      <text:p text:style-name="P1">Inkrementell / evolutionär </text:p>
      <text:p text:style-name="P9">Skillnaden mellan inkrementell och evolutionär utveckling är:</text:p>
      <text:p text:style-name="P9"/>
      <text:p text:style-name="P6"><text:span text:style-name="T2">Inkrementell utveckling<text:tab/></text:span>– Kraven är kända, systemet utvecklas i delleveranser</text:p>
      <text:p text:style-name="P6"><text:span text:style-name="T2">Evolutionär utveckling <text:s text:c="2"/><text:tab/></text:span>– Kraven är oklara, systemet utvecklas i delleveranser, <text:tab/> <text:tab/><text:tab/>varje delleverans inleds med en uppdatering av kraven.</text:p>
      <text:p text:style-name="P6"/>
      <text:list xml:id="list43608356" text:style-name="L4">
        <text:list-item>
          <text:p text:style-name="P22">Iterative - you don't finish a feature in one go. You are in a code &gt;&gt; get feedback &gt;&gt; code &gt;&gt; ... cycle. You keep iterating till done.</text:p>
        </text:list-item>
      </text:list>
      <text:list xml:id="list43620493" text:style-name="L3">
        <text:list-item>
          <text:p text:style-name="P33"><text:s text:c="2"/>Incremental - you build as much as you need right now. You don't over-engineer or add flexibility unless the need is proven. When the need arises, you build on top of whatever already exists. (Note: differs from iterative in that you're adding new things.. vs refining something).</text:p>
        </text:list-item>
      </text:list>
      <text:p text:style-name="P6"><text:tab/></text:p>
      <text:p text:style-name="P18"/>
      <text:p text:style-name="P6"/>
      <text:p text:style-name="P2">Iterativ utveckling</text:p>
      <text:p text:style-name="P2"><text:span text:style-name="Emphasis"><text:span text:style-name="T35">Iterative development </text:span></text:span><text:span text:style-name="T36">is a way of breaking down the software development of a large application into smaller chunks.</text:span> </text:p>
      <text:p text:style-name="P2"/>
      <text:p text:style-name="P16"><text:span text:style-name="T10">man samlar in erfarenheter från företagets personal och gör sedan om hela utvecklingsarbetet i omgångar tills man är nöjd med slutresultatet. Också här gör man naturligtvis en förstudie innan man börjar, men den behöver inte bli lika omfattande eftersom kraven förändras under projektets gång. <text:s/>(</text:span><text:a xlink:type="simple" xlink:href="http://www.imcms.net/1126">http://www.imcms.net/1126</text:a><text:span text:style-name="T7"> </text:span><text:span text:style-name="T10">)</text:span></text:p>
      <text:p text:style-name="P16"><text:span text:style-name="T10"/></text:p>
      <text:p text:style-name="P16"><text:span text:style-name="T10"/></text:p>
      <text:p text:style-name="P4"><text:span text:style-name="T15">Scrum</text:span></text:p>
      <text:p text:style-name="P12"/>
      <text:p text:style-name="P12"><text:span text:style-name="T15">How does Scrum Work?</text:span></text:p>
      <text:p text:style-name="P11"><text:span text:style-name="T14">The fundamental process is incredibly simple, and at its core is governed by 3 primary roles. </text:span></text:p>
      <text:p text:style-name="P11"><text:span text:style-name="T14"/></text:p>
      <text:p text:style-name="P11"><text:span text:style-name="T14">Product Owners determine what needs to be built in the next 30 days or less.</text:span></text:p>
      <text:p text:style-name="P11"><text:span text:style-name="T14">Development Teams build what is needed in 30 days (or less), and then demonstrate what they have built. Based on this demonstration, the Product Owner determines what to build next.</text:span></text:p>
      <text:p text:style-name="P11"><text:span text:style-name="T14">Scrum Masters ensure this process happens as smoothly as possible, and continually help improve the process, the team and the product being created.</text:span></text:p>
      <text:p text:style-name="P11"><text:span text:style-name="T14"/></text:p>
      <text:p text:style-name="P11"><text:span text:style-name="T14"/></text:p>
      <text:p text:style-name="P2"><text:span text:style-name="T13">Användarfall</text:span></text:p>
      <text:p text:style-name="P6"><text:span text:style-name="T21">användarfall </text:span><text:span text:style-name="T17">ett sätt att inhämta krav på ett nytt system eller ändring på befintlig </text:span><text:a xlink:type="simple" xlink:href="http://sv.wikipedia.org/wiki/Programvara"><text:span text:style-name="T39">programvara</text:span></text:a><text:span text:style-name="T17">. Varje användningsfall innehåller ett eller flera scenarier som beskriver hur systemet ska interagera med sin omvärld (slutanvändaren eller annat system) för att uppfylla ett specifikt affärsmål. Användningsfall innehåller inte tekniska beskrivningar utan mer beskrivningar från slutanvändaren. Användningsfall skrivs oftast av </text:span><text:soft-page-break/><text:span text:style-name="T17">affärsspecialister eller slutanvändare.</text:span><text:span text:style-name="T13"> </text:span></text:p>
      <text:p text:style-name="P6"><text:span text:style-name="T13"/></text:p>
      <text:p text:style-name="P6"><text:span text:style-name="T13"/></text:p>
      <text:p text:style-name="P6"><text:span text:style-name="T13">Use case modell – kallas för UML</text:span></text:p>
      <text:p text:style-name="P6"><text:span text:style-name="T13"/></text:p>
      <text:p text:style-name="P6"><text:span text:style-name="T13"/></text:p>
      <text:p text:style-name="P6"><text:span text:style-name="T13"/></text:p>
      <text:p text:style-name="P2"><text:span text:style-name="T13">Testfall</text:span></text:p>
      <text:p text:style-name="P6">Skillnaden mellan user case och testfall är att vi lägger in konkret indata i tesfallet.</text:p>
      <text:p text:style-name="P6"/>
      <text:p text:style-name="P6"><text:span text:style-name="T17">Testfall används för att bestämma om en produkt fungerar på det sätt som det är tänkt. Testfallet beskriver en händelse och hur produkten ska bete sig vid givna parametrar. Om produkten beter sig så som det är tänkt säger man att testet är godkänt.</text:span> <text:s/>Programvarutestning.</text:p>
      <text:p text:style-name="P6"/>
      <text:p text:style-name="P23"><text:span text:style-name="T3">Test cases should be written by project team members </text:span><text:span text:style-name="Strong_20_Emphasis"><text:span text:style-name="T6">who have a good command of the system's functionalities as well as client's business processes</text:span></text:span><text:span text:style-name="T3">. So depending on your project team structure, this could be a Business Analyst or a Functional Lead (or even a Developer on small projects though that's less common). On large system implementations there are dedicated test teams who are tasked with writing up the scripts as well as preparing and managing the test cycles.</text:span></text:p>
      <text:list xml:id="list20212253" text:style-name="L6">
        <text:list-item>
          <text:p text:style-name="P31"><text:span text:style-name="T5">Usually it is not the client or end-user who writes the test scripts, unless the client has actually assigned resources to the project to do that. In any case,</text:span><text:span text:style-name="Strong_20_Emphasis"><text:span text:style-name="T4">to maintain the integrity of the test process the person who writes the test case should not be the person executing the testing</text:span></text:span><text:span text:style-name="T5">.</text:span></text:p>
        </text:list-item>
      </text:list>
      <text:p text:style-name="P6"/>
      <text:p text:style-name="P6"/>
      <text:p text:style-name="P13">Unified Process</text:p>
      <text:p text:style-name="P14"><text:a xlink:type="simple" xlink:href="http://sv.wikipedia.org/wiki/Rational_Unified_Process"><text:span text:style-name="T61">http://sv.wikipedia.org/wiki/Rational_Unified_Process</text:span></text:a><text:span text:style-name="T61"> </text:span></text:p>
      <text:h text:style-name="P19" text:outline-level="3"><text:bookmark text:name="F.C3.B6rberedelse"/><text:span text:style-name="T16">Förberedelse</text:span></text:h>
      <text:p text:style-name="P24">Förberedelsefasens mål är:</text:p>
      <text:list xml:id="list20460289" text:style-name="L9">
        <text:list-item>
          <text:p text:style-name="P30">Förstå vad som ska byggas</text:p>
        </text:list-item>
        <text:list-item>
          <text:p text:style-name="P34">Identifiera nyckelfunktioner i systemet</text:p>
        </text:list-item>
        <text:list-item>
          <text:p text:style-name="P36"><text:span text:style-name="T32">Designa en </text:span><text:a xlink:type="simple" xlink:href="http://sv.wikipedia.org/wiki/Prototyp">prototyp</text:a><text:span text:style-name="T49"> </text:span><text:span text:style-name="T32">av systemets arkitektur</text:span></text:p>
        </text:list-item>
        <text:list-item>
          <text:p text:style-name="P34">Identifiera och förstå projektets kostnad, plan och risk</text:p>
        </text:list-item>
        <text:list-item>
          <text:p text:style-name="P37">Förbereda den stöttande omgivningen på projektet</text:p>
        </text:list-item>
      </text:list>
      <text:p text:style-name="P24">Normalt har ett projekt ca fem medlemmar under förberedelsefasen. De är oftast projektledaren, en eller två kravanalytiker, en arkitekt, en systemutvecklare och en kravställare (som finns på plats). Om projektet inte avslutar förberedelsefasen på ett fullgott sätt bör projektet avbrytas eller åtminstone tänkas igenom igen.</text:p>
      <text:p text:style-name="P26"><text:span text:style-name="T34">Målen med etableringsfasen är:</text:span></text:p>
      <text:p text:style-name="P26"><text:span text:style-name="T34"> </text:span><text:span text:style-name="T19">the primary goals of Elaboration are to address known risk factors and to establish and validate the system architecture.</text:span><text:span text:style-name="T34"> </text:span></text:p>
      <text:list xml:id="list20469009" text:style-name="L10">
        <text:list-item>
          <text:p text:style-name="P32"><text:span text:style-name="T32">Designa </text:span><text:a xlink:type="simple" xlink:href="http://sv.wikipedia.org/wiki/Användningsfallsmodell"><text:span text:style-name="T49">användningsfallsmodell</text:span></text:a></text:p>
        </text:list-item>
        <text:list-item>
          <text:p text:style-name="P35">Konstruera en arkitekturprototyp</text:p>
        </text:list-item>
        <text:list-item>
          <text:p text:style-name="P35">Granska och revidera risklista</text:p>
        </text:list-item>
        <text:list-item>
          <text:p text:style-name="P38">Ta fram projektplan</text:p>
        </text:list-item>
      </text:list>
      <text:p text:style-name="P24">IBM Rational Software menar att etableringsfasen är den viktigaste av de fyra faserna. Vid fasens avslutande är analys och design av systemet färdigställt. Val görs om det är möjligt <text:soft-page-break/>och rimligt att gå vidare med konstruktions- och överlämningsfaserna. Precis som i förberedelsefasen bör projektet avbrytas eller tänkas igenom igen om inte fasen avslutas på ett fullgott sätt.</text:p>
      <text:h text:style-name="P20" text:outline-level="3"><text:bookmark text:name="Konstruktion"/><text:span text:style-name="T33">Konstruktion</text:span></text:h>
      <text:p text:style-name="P25"><text:span text:style-name="T32">Under konstruktionsfasen utvecklas och testas systemets funktioner. Målet med fasen är att utveckla produkter som har värde för kunden och systemets </text:span><text:a xlink:type="simple" xlink:href="http://sv.wikipedia.org/wiki/Slutanvändare"><text:span text:style-name="T49">slutanvändare</text:span></text:a><text:span text:style-name="T32">. Tillsammans med mjukvaran skrivs även manualer och annan dokumentation under fasens gång.</text:span></text:p>
      <text:p text:style-name="P24">När konstruktionsfasen är slut tas beslut huruvida systemet kan släppas till slutanvändarna för att kunna användas på ett funktionsdugligt sätt i verksamheten. Kravet är ofta att en betaversion av systemet inte bör utsätta projektet för några större risker.</text:p>
      <text:h text:style-name="P20" text:outline-level="3"><text:bookmark text:name=".C3.96verl.C3.A4mning"/><text:span text:style-name="T33">Överlämning</text:span></text:h>
      <text:p text:style-name="P24">Meningen med överlämningsfasen är att leverera systemet till slutanvändaren. Problem med det levererade systemet tas även omhand i denna fas.</text:p>
      <text:p text:style-name="P6"/>
      <text:p text:style-name="P10">Agil</text:p>
      <text:p text:style-name="P16"><text:span text:style-name="T20">Grundtankarna bakom agile bygger på att göra kunden/användaren nöjd med det som utvecklas genom ett mycket nära samarbete under hela utvecklingstiden med täta och regelbundna möten mellan utvecklare och beställare/mottagare</text:span><text:span text:style-name="T60"> <text:line-break/></text:span><text:span text:style-name="T22">Agile </text:span><text:span text:style-name="T18">är engelska och betyder smidig, vig, lättrörlig.</text:span> <text:line-break/><text:line-break/></text:p>
      <text:p text:style-name="P17"><text:span text:style-name="T1">Agil står för lättrörlig / snabbt förändrande. <text:s/>Lite samma koncept som med Agility (med hundar) att de ska beredas på en förändring och kunna utföra den lätt och smidigt. De som jobbar med ett agilt projekt ska smidigt och fort kunna anpassa sig efter förändringar som sker under utvecklingen. Målet är att ha kunden/användarna i ett mycket nära samarbete där man träffas under hela utvecklingstiden med regelbundna och täta möten för att kunden och användarna ska bli så nöjda som möjli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serif"/>
    <style:font-face style:name="Arial2" svg:font-family="Arial, 'Liberation Sans', 'DejaVu Sans', sans-serif"/>
    <style:font-face style:name="Georgie" svg:font-family="Georgie"/>
    <style:font-face style:name="Helvetica Neue" svg:font-family="'Helvetica Neue', Arial, sans-serif"/>
    <style:font-face style:name="Helvetica Neue1" svg:font-family="'Helvetica Neue', Helvetica, Arial, Verdana, sans-serif"/>
    <style:font-face style:name="Helvetica" svg:font-family="Helvetica, Arial, sans-serif"/>
    <style:font-face style:name="Lucida Sans Unicode" svg:font-family="'Lucida Sans Unicode', 'Lucida Grande', 'Trebuchet MS', Verdana, sans-serif"/>
    <style:font-face style:name="Mangal1" svg:font-family="Mangal"/>
    <style:font-face style:name="NovecentowideNormal" svg:font-family="NovecentowideNormal"/>
    <style:font-face style:name="Open Sans" svg:font-family="'Open Sans', 'Helvetica Neue', Helvetica, Arial, Verdana, sans-serif"/>
    <style:font-face style:name="OpenSymbol" svg:font-family="OpenSymbol"/>
    <style:font-face style:name="arial" svg:font-family="arial, sans-serif"/>
    <style:font-face style:name="inherit" svg:font-family="inherit"/>
    <style:font-face style:name="sans-serif" svg:font-family="sans-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02T23:25:57.42</meta:creation-date>
    <dc:date>2014-01-04T23:24:35.26</dc:date>
    <meta:editing-duration>P1DT23H57M58S</meta:editing-duration>
    <meta:editing-cycles>86</meta:editing-cycles>
    <meta:generator>OpenOffice.org/3.3$Win32 OpenOffice.org_project/330m20$Build-9567</meta:generator>
    <meta:document-statistic meta:table-count="0" meta:image-count="0" meta:object-count="0" meta:page-count="4" meta:paragraph-count="77" meta:word-count="1252" meta:character-count="8436"/>
  </office:meta>
</office:document-meta>
</file>